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&gt;[.$F$2]" style:apply-style-name="ConditionalStyle_5f_3" style:base-cell-address="Feuil1.A1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&gt;[.$F$2]" style:apply-style-name="ConditionalStyle_5f_1" style:base-cell-address="Feuil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>
            <text:p>real</text:p>
          </table:table-cell>
          <table:table-cell table:style-name="ce1" office:value-type="string">
            <text:p>imag</text:p>
          </table:table-cell>
          <table:table-cell table:style-name="ce1" office:value-type="string">
            <text:p>Radius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C</text:p>
          </table:table-cell>
          <table:table-cell office:value-type="float" office:value="0.3798828125">
            <text:p>0.3798828125</text:p>
          </table:table-cell>
          <table:table-cell office:value-type="float" office:value="0.203125">
            <text:p>0.203125</text:p>
          </table:table-cell>
          <table:table-cell table:number-columns-repeated="3"/>
          <table:table-cell office:value-type="float" office:value="0.38">
            <text:p>0.38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2">
          <table:table-cell/>
          <table:table-cell table:style-name="ce1" office:value-type="string">
            <text:p>Z0 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[.C5]^2+[.D5]^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</text:p>
          </table:table-cell>
          <table:table-cell table:style-name="ce1" table:formula="of:=[.C5]^2-[.D5]^2+[.$C$3]" office:value-type="float" office:value="0.3798828125">
            <text:p>0.3798828125</text:p>
          </table:table-cell>
          <table:table-cell table:style-name="ce1" table:formula="of:=2*[.C5]*[.D5]+[.$D$3]" office:value-type="float" office:value="0.203125">
            <text:p>0.203125</text:p>
          </table:table-cell>
          <table:table-cell table:style-name="ce3" table:formula="of:=[.C6]^2+[.D6]^2" office:value-type="float" office:value="0.18557071685791">
            <text:p>0.185570716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</text:p>
          </table:table-cell>
          <table:table-cell table:style-name="ce1" table:formula="of:=[.C6]^2-[.D6]^2+[.$C$3]" office:value-type="float" office:value="0.48293399810791">
            <text:p>0.4829339981</text:p>
          </table:table-cell>
          <table:table-cell table:style-name="ce1" table:formula="of:=2*[.C6]*[.D6]+[.$D$3]" office:value-type="float" office:value="0.357452392578125">
            <text:p>0.3574523926</text:p>
          </table:table-cell>
          <table:table-cell table:style-name="ce3" table:formula="of:=[.C7]^2+[.D7]^2" office:value-type="float" office:value="0.360997459488317">
            <text:p>0.360997459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</text:p>
          </table:table-cell>
          <table:table-cell table:style-name="ce1" table:formula="of:=[.C7]^2-[.D7]^2+[.$C$3]" office:value-type="float" office:value="0.485335846068665">
            <text:p>0.4853358461</text:p>
          </table:table-cell>
          <table:table-cell table:style-name="ce1" table:formula="of:=2*[.C7]*[.D7]+[.$D$3]" office:value-type="float" office:value="0.548376826161984">
            <text:p>0.5483768262</text:p>
          </table:table-cell>
          <table:table-cell table:style-name="ce3" table:formula="of:=[.C8]^2+[.D8]^2" office:value-type="float" office:value="0.536268026950678">
            <text:p>0.53626802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</text:p>
          </table:table-cell>
          <table:table-cell table:style-name="ce1" table:formula="of:=[.C8]^2-[.D8]^2+[.$C$3]" office:value-type="float" office:value="0.314716552507696">
            <text:p>0.3147165525</text:p>
          </table:table-cell>
          <table:table-cell table:style-name="ce1" table:formula="of:=2*[.C8]*[.D8]+[.$D$3]" office:value-type="float" office:value="0.735418861779552">
            <text:p>0.7354188618</text:p>
          </table:table-cell>
          <table:table-cell table:style-name="ce3" table:formula="of:=[.C9]^2+[.D9]^2" office:value-type="float" office:value="0.639887410683461">
            <text:p>0.639887410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</text:p>
          </table:table-cell>
          <table:table-cell table:style-name="ce1" table:formula="of:=[.C9]^2-[.D9]^2+[.$C$3]" office:value-type="float" office:value="-0.0619115813388023">
            <text:p>-0.0619115813</text:p>
          </table:table-cell>
          <table:table-cell table:style-name="ce1" table:formula="of:=2*[.C9]*[.D9]+[.$D$3]" office:value-type="float" office:value="0.666021977656788">
            <text:p>0.6660219777</text:p>
          </table:table-cell>
          <table:table-cell table:style-name="ce3" table:formula="of:=[.C10]^2+[.D10]^2" office:value-type="float" office:value="0.44741831862573">
            <text:p>0.447418318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</text:p>
          </table:table-cell>
          <table:table-cell table:style-name="ce1" table:formula="of:=[.C10]^2-[.D10]^2+[.$C$3]" office:value-type="float" office:value="-0.0598694183179881">
            <text:p>-0.0598694183</text:p>
          </table:table-cell>
          <table:table-cell table:style-name="ce1" table:formula="of:=2*[.C10]*[.D10]+[.$D$3]" office:value-type="float" office:value="0.120656052313744">
            <text:p>0.1206560523</text:p>
          </table:table-cell>
          <table:table-cell table:style-name="ce3" table:formula="of:=[.C11]^2+[.D11]^2" office:value-type="float" office:value="0.0181422302096711">
            <text:p>0.018142230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</text:p>
          </table:table-cell>
          <table:table-cell table:style-name="ce1" table:formula="of:=[.C11]^2-[.D11]^2+[.$C$3]" office:value-type="float" office:value="0.368909276789797">
            <text:p>0.3689092768</text:p>
          </table:table-cell>
          <table:table-cell table:style-name="ce1" table:formula="of:=2*[.C11]*[.D11]+[.$D$3]" office:value-type="float" office:value="0.188677784662863">
            <text:p>0.1886777847</text:p>
          </table:table-cell>
          <table:table-cell table:style-name="ce3" table:formula="of:=[.C12]^2+[.D12]^2" office:value-type="float" office:value="0.171693360926857">
            <text:p>0.17169336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</text:p>
          </table:table-cell>
          <table:table-cell table:style-name="ce1" table:formula="of:=[.C12]^2-[.D12]^2+[.$C$3]" office:value-type="float" office:value="0.480377560576286">
            <text:p>0.4803775606</text:p>
          </table:table-cell>
          <table:table-cell table:style-name="ce1" table:formula="of:=2*[.C12]*[.D12]+[.$D$3]" office:value-type="float" office:value="0.342334970172556">
            <text:p>0.3423349702</text:p>
          </table:table-cell>
          <table:table-cell table:style-name="ce3" table:formula="of:=[.C13]^2+[.D13]^2" office:value-type="float" office:value="0.347955832508268">
            <text:p>0.347955832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</text:p>
          </table:table-cell>
          <table:table-cell table:style-name="ce1" table:formula="of:=[.C13]^2-[.D13]^2+[.$C$3]" office:value-type="float" office:value="0.493452181402178">
            <text:p>0.4934521814</text:p>
          </table:table-cell>
          <table:table-cell table:style-name="ce1" table:formula="of:=2*[.C13]*[.D13]+[.$D$3]" office:value-type="float" office:value="0.532025075742896">
            <text:p>0.5320250757</text:p>
          </table:table-cell>
          <table:table-cell table:style-name="ce3" table:formula="of:=[.C14]^2+[.D14]^2" office:value-type="float" office:value="0.526545736549802">
            <text:p>0.526545736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0</text:p>
          </table:table-cell>
          <table:table-cell table:style-name="ce1" table:formula="of:=[.C14]^2-[.D14]^2+[.$C$3]" office:value-type="float" office:value="0.340327186611334">
            <text:p>0.3403271866</text:p>
          </table:table-cell>
          <table:table-cell table:style-name="ce1" table:formula="of:=2*[.C14]*[.D14]+[.$D$3]" office:value-type="float" office:value="0.728182868371982">
            <text:p>0.7281828684</text:p>
          </table:table-cell>
          <table:table-cell table:style-name="ce3" table:formula="of:=[.C15]^2+[.D15]^2" office:value-type="float" office:value="0.646072883737233">
            <text:p>0.646072883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1</text:p>
          </table:table-cell>
          <table:table-cell table:style-name="ce1" table:formula="of:=[.C15]^2-[.D15]^2+[.$C$3]" office:value-type="float" office:value="-0.0345448833436613">
            <text:p>-0.0345448833</text:p>
          </table:table-cell>
          <table:table-cell table:style-name="ce1" table:formula="of:=2*[.C15]*[.D15]+[.$D$3]" office:value-type="float" office:value="0.698765853863217">
            <text:p>0.6987658539</text:p>
          </table:table-cell>
          <table:table-cell table:style-name="ce3" table:formula="of:=[.C16]^2+[.D16]^2" office:value-type="float" office:value="0.489467067490417">
            <text:p>0.489467067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2</text:p>
          </table:table-cell>
          <table:table-cell table:style-name="ce1" table:formula="of:=[.C16]^2-[.D16]^2+[.$C$3]" office:value-type="float" office:value="-0.107197557059963">
            <text:p>-0.1071975571</text:p>
          </table:table-cell>
          <table:table-cell table:style-name="ce1" table:formula="of:=2*[.C16]*[.D16]+[.$D$3]" office:value-type="float" office:value="0.154847430187523">
            <text:p>0.1548474302</text:p>
          </table:table-cell>
          <table:table-cell table:style-name="ce3" table:formula="of:=[.C17]^2+[.D17]^2" office:value-type="float" office:value="0.0354690428753037">
            <text:p>0.035469042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3</text:p>
          </table:table-cell>
          <table:table-cell table:style-name="ce1" table:formula="of:=[.C17]^2-[.D17]^2+[.$C$3]" office:value-type="float" office:value="0.367396402103944">
            <text:p>0.3673964021</text:p>
          </table:table-cell>
          <table:table-cell table:style-name="ce1" table:formula="of:=2*[.C17]*[.D17]+[.$D$3]" office:value-type="float" office:value="0.169926467533769">
            <text:p>0.1699264675</text:p>
          </table:table-cell>
          <table:table-cell table:style-name="ce3" table:formula="of:=[.C18]^2+[.D18]^2" office:value-type="float" office:value="0.163855120647428">
            <text:p>0.163855120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4</text:p>
          </table:table-cell>
          <table:table-cell table:style-name="ce1" table:formula="of:=[.C18]^2-[.D18]^2+[.$C$3]" office:value-type="float" office:value="0.485987924410418">
            <text:p>0.4859879244</text:p>
          </table:table-cell>
          <table:table-cell table:style-name="ce1" table:formula="of:=2*[.C18]*[.D18]+[.$D$3]" office:value-type="float" office:value="0.327985745588279">
            <text:p>0.3279857456</text:p>
          </table:table-cell>
          <table:table-cell table:style-name="ce3" table:formula="of:=[.C19]^2+[.D19]^2" office:value-type="float" office:value="0.343758911981845">
            <text:p>0.34375891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5</text:p>
          </table:table-cell>
          <table:table-cell table:style-name="ce1" table:formula="of:=[.C19]^2-[.D19]^2+[.$C$3]" office:value-type="float" office:value="0.508492425863647">
            <text:p>0.5084924259</text:p>
          </table:table-cell>
          <table:table-cell table:style-name="ce1" table:formula="of:=2*[.C19]*[.D19]+[.$D$3]" office:value-type="float" office:value="0.521919223469302">
            <text:p>0.5219192235</text:p>
          </table:table-cell>
          <table:table-cell table:style-name="ce3" table:formula="of:=[.C20]^2+[.D20]^2" office:value-type="float" office:value="0.530964222987496">
            <text:p>0.53096422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6</text:p>
          </table:table-cell>
          <table:table-cell table:style-name="ce1" table:formula="of:=[.C20]^2-[.D20]^2+[.$C$3]" office:value-type="float" office:value="0.366047683833897">
            <text:p>0.3660476838</text:p>
          </table:table-cell>
          <table:table-cell table:style-name="ce1" table:formula="of:=2*[.C20]*[.D20]+[.$D$3]" office:value-type="float" office:value="0.733908944093553">
            <text:p>0.7339089441</text:p>
          </table:table-cell>
          <table:table-cell table:style-name="ce3" table:formula="of:=[.C21]^2+[.D21]^2" office:value-type="float" office:value="0.672613245060675">
            <text:p>0.672613245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7</text:p>
          </table:table-cell>
          <table:table-cell table:style-name="ce1" table:formula="of:=[.C21]^2-[.D21]^2+[.$C$3]" office:value-type="float" office:value="-0.0247486188803529">
            <text:p>-0.0247486189</text:p>
          </table:table-cell>
          <table:table-cell table:style-name="ce1" table:formula="of:=2*[.C21]*[.D21]+[.$D$3]" office:value-type="float" office:value="0.740416338260853">
            <text:p>0.7404163383</text:p>
          </table:table-cell>
          <table:table-cell table:style-name="ce3" table:formula="of:=[.C22]^2+[.D22]^2" office:value-type="float" office:value="0.548828848100094">
            <text:p>0.548828848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8</text:p>
          </table:table-cell>
          <table:table-cell table:style-name="ce1" table:formula="of:=[.C22]^2-[.D22]^2+[.$C$3]" office:value-type="float" office:value="-0.167721047327124">
            <text:p>-0.1677210473</text:p>
          </table:table-cell>
          <table:table-cell table:style-name="ce1" table:formula="of:=2*[.C22]*[.D22]+[.$D$3]" office:value-type="float" office:value="0.166476436463191">
            <text:p>0.1664764365</text:p>
          </table:table-cell>
          <table:table-cell table:style-name="ce3" table:formula="of:=[.C23]^2+[.D23]^2" office:value-type="float" office:value="0.0558447536139904">
            <text:p>0.055844753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9</text:p>
          </table:table-cell>
          <table:table-cell table:style-name="ce1" table:formula="of:=[.C23]^2-[.D23]^2+[.$C$3]" office:value-type="float" office:value="0.380298758319024">
            <text:p>0.3802987583</text:p>
          </table:table-cell>
          <table:table-cell table:style-name="ce1" table:formula="of:=2*[.C23]*[.D23]+[.$D$3]" office:value-type="float" office:value="0.147281795442212">
            <text:p>0.1472817954</text:p>
          </table:table-cell>
          <table:table-cell table:style-name="ce3" table:formula="of:=[.C24]^2+[.D24]^2" office:value-type="float" office:value="0.166319072847673">
            <text:p>0.1663190728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0</text:p>
          </table:table-cell>
          <table:table-cell table:style-name="ce1" table:formula="of:=[.C24]^2-[.D24]^2+[.$C$3]" office:value-type="float" office:value="0.50281803081031">
            <text:p>0.5028180308</text:p>
          </table:table-cell>
          <table:table-cell table:style-name="ce1" table:formula="of:=2*[.C24]*[.D24]+[.$D$3]" office:value-type="float" office:value="0.31514716785934">
            <text:p>0.3151471679</text:p>
          </table:table-cell>
          <table:table-cell table:style-name="ce3" table:formula="of:=[.C25]^2+[.D25]^2" office:value-type="float" office:value="0.352143709517721">
            <text:p>0.352143709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1</text:p>
          </table:table-cell>
          <table:table-cell table:style-name="ce1" table:formula="of:=[.C25]^2-[.D25]^2+[.$C$3]" office:value-type="float" office:value="0.533391047198195">
            <text:p>0.5333910472</text:p>
          </table:table-cell>
          <table:table-cell table:style-name="ce1" table:formula="of:=2*[.C25]*[.D25]+[.$D$3]" office:value-type="float" office:value="0.520048356716959">
            <text:p>0.5200483567</text:p>
          </table:table-cell>
          <table:table-cell table:style-name="ce3" table:formula="of:=[.C26]^2+[.D26]^2" office:value-type="float" office:value="0.554956302555197">
            <text:p>0.554956302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2</text:p>
          </table:table-cell>
          <table:table-cell table:style-name="ce1" table:formula="of:=[.C26]^2-[.D26]^2+[.$C$3]" office:value-type="float" office:value="0.393938528407178">
            <text:p>0.3939385284</text:p>
          </table:table-cell>
          <table:table-cell table:style-name="ce1" table:formula="of:=2*[.C26]*[.D26]+[.$D$3]" office:value-type="float" office:value="0.757903275165918">
            <text:p>0.7579032752</text:p>
          </table:table-cell>
          <table:table-cell table:style-name="ce3" table:formula="of:=[.C27]^2+[.D27]^2" office:value-type="float" office:value="0.729604938670839">
            <text:p>0.729604938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3</text:p>
          </table:table-cell>
          <table:table-cell table:style-name="ce1" table:formula="of:=[.C27]^2-[.D27]^2+[.$C$3]" office:value-type="float" office:value="-0.0393469978436131">
            <text:p>-0.0393469978</text:p>
          </table:table-cell>
          <table:table-cell table:style-name="ce1" table:formula="of:=2*[.C27]*[.D27]+[.$D$3]" office:value-type="float" office:value="0.800259601787685">
            <text:p>0.8002596018</text:p>
          </table:table-cell>
          <table:table-cell table:style-name="ce3" table:formula="of:=[.C28]^2+[.D28]^2" office:value-type="float" office:value="0.641963616492689">
            <text:p>0.641963616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4</text:p>
          </table:table-cell>
          <table:table-cell table:style-name="ce1" table:formula="of:=[.C28]^2-[.D28]^2+[.$C$3]" office:value-type="float" office:value="-0.258984431514078">
            <text:p>-0.2589844315</text:p>
          </table:table-cell>
          <table:table-cell table:style-name="ce1" table:formula="of:=2*[.C28]*[.D28]+[.$D$3]" office:value-type="float" office:value="0.140149374348259">
            <text:p>0.1401493743</text:p>
          </table:table-cell>
          <table:table-cell table:style-name="ce3" table:formula="of:=[.C29]^2+[.D29]^2" office:value-type="float" office:value="0.0867147828968785">
            <text:p>0.086714782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5</text:p>
          </table:table-cell>
          <table:table-cell table:style-name="ce1" table:formula="of:=[.C29]^2-[.D29]^2+[.$C$3]" office:value-type="float" office:value="0.427313901136462">
            <text:p>0.4273139011</text:p>
          </table:table-cell>
          <table:table-cell table:style-name="ce1" table:formula="of:=2*[.C29]*[.D29]+[.$D$3]" office:value-type="float" office:value="0.130531987914725">
            <text:p>0.1305319879</text:p>
          </table:table-cell>
          <table:table-cell table:style-name="ce3" table:formula="of:=[.C30]^2+[.D30]^2" office:value-type="float" office:value="0.199635769973432">
            <text:p>0.1996357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6</text:p>
          </table:table-cell>
          <table:table-cell table:style-name="ce1" table:formula="of:=[.C30]^2-[.D30]^2+[.$C$3]" office:value-type="float" office:value="0.545441382735492">
            <text:p>0.5454413827</text:p>
          </table:table-cell>
          <table:table-cell table:style-name="ce1" table:formula="of:=2*[.C30]*[.D30]+[.$D$3]" office:value-type="float" office:value="0.314681265957877">
            <text:p>0.314681266</text:p>
          </table:table-cell>
          <table:table-cell table:style-name="ce3" table:formula="of:=[.C31]^2+[.D31]^2" office:value-type="float" office:value="0.396530601145258">
            <text:p>0.396530601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7</text:p>
          </table:table-cell>
          <table:table-cell table:style-name="ce1" table:formula="of:=[.C31]^2-[.D31]^2+[.$C$3]" office:value-type="float" office:value="0.578364815355553">
            <text:p>0.5783648154</text:p>
          </table:table-cell>
          <table:table-cell table:style-name="ce1" table:formula="of:=2*[.C31]*[.D31]+[.$D$3]" office:value-type="float" office:value="0.54640536965004">
            <text:p>0.5464053697</text:p>
          </table:table-cell>
          <table:table-cell table:style-name="ce3" table:formula="of:=[.C32]^2+[.D32]^2" office:value-type="float" office:value="0.633064687623659">
            <text:p>0.633064687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8</text:p>
          </table:table-cell>
          <table:table-cell table:style-name="ce1" table:formula="of:=[.C32]^2-[.D32]^2+[.$C$3]" office:value-type="float" office:value="0.415829844158867">
            <text:p>0.4158298442</text:p>
          </table:table-cell>
          <table:table-cell table:style-name="ce1" table:formula="of:=2*[.C32]*[.D32]+[.$D$3]" office:value-type="float" office:value="0.835168281453856">
            <text:p>0.8351682815</text:p>
          </table:table-cell>
          <table:table-cell table:style-name="ce3" table:formula="of:=[.C33]^2+[.D33]^2" office:value-type="float" office:value="0.870420517639774">
            <text:p>0.870420517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29</text:p>
          </table:table-cell>
          <table:table-cell table:style-name="ce1" table:formula="of:=[.C33]^2-[.D33]^2+[.$C$3]" office:value-type="float" office:value="-0.144708786553399">
            <text:p>-0.1447087866</text:p>
          </table:table-cell>
          <table:table-cell table:style-name="ce1" table:formula="of:=2*[.C33]*[.D33]+[.$D$3]" office:value-type="float" office:value="0.897700792646771">
            <text:p>0.8977007926</text:p>
          </table:table-cell>
          <table:table-cell table:style-name="ce3" table:formula="of:=[.C34]^2+[.D34]^2" office:value-type="float" office:value="0.826807346024398">
            <text:p>0.82680734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0</text:p>
          </table:table-cell>
          <table:table-cell table:style-name="ce1" table:formula="of:=[.C34]^2-[.D34]^2+[.$C$3]" office:value-type="float" office:value="-0.405043267712884">
            <text:p>-0.4050432677</text:p>
          </table:table-cell>
          <table:table-cell table:style-name="ce1" table:formula="of:=2*[.C34]*[.D34]+[.$D$3]" office:value-type="float" office:value="-0.056685384783878">
            <text:p>-0.0566853848</text:p>
          </table:table-cell>
          <table:table-cell table:style-name="ce3" table:formula="of:=[.C35]^2+[.D35]^2" office:value-type="float" office:value="0.167273281567627">
            <text:p>0.167273281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1</text:p>
          </table:table-cell>
          <table:table-cell table:style-name="ce1" table:formula="of:=[.C35]^2-[.D35]^2+[.$C$3]" office:value-type="float" office:value="0.540729628371434">
            <text:p>0.5407296284</text:p>
          </table:table-cell>
          <table:table-cell table:style-name="ce1" table:formula="of:=2*[.C35]*[.D35]+[.$D$3]" office:value-type="float" office:value="0.249045066968848">
            <text:p>0.249045067</text:p>
          </table:table-cell>
          <table:table-cell table:style-name="ce3" table:formula="of:=[.C36]^2+[.D36]^2" office:value-type="float" office:value="0.354411976380228">
            <text:p>0.354411976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2</text:p>
          </table:table-cell>
          <table:table-cell table:style-name="ce1" table:formula="of:=[.C36]^2-[.D36]^2+[.$C$3]" office:value-type="float" office:value="0.610247898117191">
            <text:p>0.6102478981</text:p>
          </table:table-cell>
          <table:table-cell table:style-name="ce1" table:formula="of:=2*[.C36]*[.D36]+[.$D$3]" office:value-type="float" office:value="0.472457093019609">
            <text:p>0.472457093</text:p>
          </table:table-cell>
          <table:table-cell table:style-name="ce3" table:formula="of:=[.C37]^2+[.D37]^2" office:value-type="float" office:value="0.595618201900989">
            <text:p>0.595618201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3</text:p>
          </table:table-cell>
          <table:table-cell table:style-name="ce1" table:formula="of:=[.C37]^2-[.D37]^2+[.$C$3]" office:value-type="float" office:value="0.529069604911911">
            <text:p>0.5290696049</text:p>
          </table:table-cell>
          <table:table-cell table:style-name="ce1" table:formula="of:=2*[.C37]*[.D37]+[.$D$3]" office:value-type="float" office:value="0.779756895931549">
            <text:p>0.7797568959</text:p>
          </table:table-cell>
          <table:table-cell table:style-name="ce3" table:formula="of:=[.C38]^2+[.D38]^2" office:value-type="float" office:value="0.88793546359445">
            <text:p>0.887935463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4</text:p>
          </table:table-cell>
          <table:table-cell table:style-name="ce1" table:formula="of:=[.C38]^2-[.D38]^2+[.$C$3]" office:value-type="float" office:value="0.051776642588841">
            <text:p>0.0517766426</text:p>
          </table:table-cell>
          <table:table-cell table:style-name="ce1" table:formula="of:=2*[.C38]*[.D38]+[.$D$3]" office:value-type="float" office:value="1.02821634571569">
            <text:p>1.0282163457</text:p>
          </table:table-cell>
          <table:table-cell table:style-name="ce3" table:formula="of:=[.C39]^2+[.D39]^2" office:value-type="float" office:value="1.05990967431469">
            <text:p>1.059909674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5</text:p>
          </table:table-cell>
          <table:table-cell table:style-name="ce1" table:formula="of:=[.C39]^2-[.D39]^2+[.$C$3]" office:value-type="float" office:value="-0.674665220379145">
            <text:p>-0.6746652204</text:p>
          </table:table-cell>
          <table:table-cell table:style-name="ce1" table:formula="of:=2*[.C39]*[.D39]+[.$D$3]" office:value-type="float" office:value="0.30960018047225">
            <text:p>0.3096001805</text:p>
          </table:table-cell>
          <table:table-cell table:style-name="ce3" table:formula="of:=[.C40]^2+[.D40]^2" office:value-type="float" office:value="0.551025431337691">
            <text:p>0.551025431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6</text:p>
          </table:table-cell>
          <table:table-cell table:style-name="ce1" table:formula="of:=[.C40]^2-[.D40]^2+[.$C$3]" office:value-type="float" office:value="0.739203700340791">
            <text:p>0.7392037003</text:p>
          </table:table-cell>
          <table:table-cell table:style-name="ce1" table:formula="of:=2*[.C40]*[.D40]+[.$D$3]" office:value-type="float" office:value="-0.214627947975468">
            <text:p>-0.214627948</text:p>
          </table:table-cell>
          <table:table-cell table:style-name="ce3" table:formula="of:=[.C41]^2+[.D41]^2" office:value-type="float" office:value="0.592487266649677">
            <text:p>0.592487266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7</text:p>
          </table:table-cell>
          <table:table-cell table:style-name="ce1" table:formula="of:=[.C41]^2-[.D41]^2+[.$C$3]" office:value-type="float" office:value="0.880239767045357">
            <text:p>0.880239767</text:p>
          </table:table-cell>
          <table:table-cell table:style-name="ce1" table:formula="of:=2*[.C41]*[.D41]+[.$D$3]" office:value-type="float" office:value="-0.114182546680033">
            <text:p>-0.1141825467</text:p>
          </table:table-cell>
          <table:table-cell table:style-name="ce3" table:formula="of:=[.C42]^2+[.D42]^2" office:value-type="float" office:value="0.787859701454402">
            <text:p>0.787859701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8</text:p>
          </table:table-cell>
          <table:table-cell table:style-name="ce1" table:formula="of:=[.C42]^2-[.D42]^2+[.$C$3]" office:value-type="float" office:value="1.14166720602173">
            <text:p>1.141667206</text:p>
          </table:table-cell>
          <table:table-cell table:style-name="ce1" table:formula="of:=2*[.C42]*[.D42]+[.$D$3]" office:value-type="float" office:value="0.00210896341944397">
            <text:p>0.0021089634</text:p>
          </table:table-cell>
          <table:table-cell table:style-name="ce3" table:formula="of:=[.C43]^2+[.D43]^2" office:value-type="float" office:value="1.30340845703216">
            <text:p>1.30340845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39</text:p>
          </table:table-cell>
          <table:table-cell table:style-name="ce1" table:formula="of:=[.C43]^2-[.D43]^2+[.$C$3]" office:value-type="float" office:value="1.68328237407875">
            <text:p>1.6832823741</text:p>
          </table:table-cell>
          <table:table-cell table:style-name="ce1" table:formula="of:=2*[.C43]*[.D43]+[.$D$3]" office:value-type="float" office:value="0.207940468749357">
            <text:p>0.2079404687</text:p>
          </table:table-cell>
          <table:table-cell table:style-name="ce3" table:formula="of:=[.C44]^2+[.D44]^2" office:value-type="float" office:value="2.8766787894279">
            <text:p>2.876678789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0</text:p>
          </table:table-cell>
          <table:table-cell table:style-name="ce1" table:formula="of:=[.C44]^2-[.D44]^2+[.$C$3]" office:value-type="float" office:value="3.17008312484049">
            <text:p>3.1700831248</text:p>
          </table:table-cell>
          <table:table-cell table:style-name="ce1" table:formula="of:=2*[.C44]*[.D44]+[.$D$3]" office:value-type="float" office:value="0.903170051806933">
            <text:p>0.9031700518</text:p>
          </table:table-cell>
          <table:table-cell table:style-name="ce3" table:formula="of:=[.C45]^2+[.D45]^2" office:value-type="float" office:value="10.8651431608794">
            <text:p>10.86514316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1</text:p>
          </table:table-cell>
          <table:table-cell table:style-name="ce1" table:formula="of:=[.C45]^2-[.D45]^2+[.$C$3]" office:value-type="float" office:value="9.61359368841752">
            <text:p>9.6135936884</text:p>
          </table:table-cell>
          <table:table-cell table:style-name="ce1" table:formula="of:=2*[.C45]*[.D45]+[.$D$3]" office:value-type="float" office:value="5.92937328018894">
            <text:p>5.9293732802</text:p>
          </table:table-cell>
          <table:table-cell table:style-name="ce3" table:formula="of:=[.C46]^2+[.D46]^2" office:value-type="float" office:value="127.5786511018">
            <text:p>127.5786511018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2</text:p>
          </table:table-cell>
          <table:table-cell table:style-name="ce1" table:formula="of:=[.C46]^2-[.D46]^2+[.$C$3]" office:value-type="float" office:value="57.6435989226626">
            <text:p>57.6435989227</text:p>
          </table:table-cell>
          <table:table-cell table:style-name="ce1" table:formula="of:=2*[.C46]*[.D46]+[.$D$3]" office:value-type="float" office:value="114.208296085392">
            <text:p>114.2082960854</text:p>
          </table:table-cell>
          <table:table-cell table:style-name="ce3" table:formula="of:=[.C47]^2+[.D47]^2" office:value-type="float" office:value="16366.3193914853">
            <text:p>16366.319391485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3</text:p>
          </table:table-cell>
          <table:table-cell table:style-name="ce1" table:formula="of:=[.C47]^2-[.D47]^2+[.$C$3]" office:value-type="float" office:value="-9720.37051515921">
            <text:p>-9720.3705151592</text:p>
          </table:table-cell>
          <table:table-cell table:style-name="ce1" table:formula="of:=2*[.C47]*[.D47]+[.$D$3]" office:value-type="float" office:value="13166.957551374">
            <text:p>13166.957551374</text:p>
          </table:table-cell>
          <table:table-cell table:style-name="ce3" table:formula="of:=[.C48]^2+[.D48]^2" office:value-type="float" office:value="267854374.111662">
            <text:p>267854374.11166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4</text:p>
          </table:table-cell>
          <table:table-cell table:style-name="ce1" table:formula="of:=[.C48]^2-[.D48]^2+[.$C$3]" office:value-type="float" office:value="-78883167.8278264">
            <text:p>-78883167.8278264</text:p>
          </table:table-cell>
          <table:table-cell table:style-name="ce1" table:formula="of:=2*[.C48]*[.D48]+[.$D$3]" office:value-type="float" office:value="-255975411.710333">
            <text:p>-255975411.710333</text:p>
          </table:table-cell>
          <table:table-cell table:style-name="ce3" table:formula="of:=[.C49]^2+[.D49]^2" office:value-type="float" office:value="7.17459655668276E+016">
            <text:p>717459655668276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5</text:p>
          </table:table-cell>
          <table:table-cell table:style-name="ce1" table:formula="of:=[.C49]^2-[.D49]^2+[.$C$3]" office:value-type="float" office:value="-5.93008572337216E+016">
            <text:p>-59300857233721600</text:p>
          </table:table-cell>
          <table:table-cell table:style-name="ce1" table:formula="of:=2*[.C49]*[.D49]+[.$D$3]" office:value-type="float" office:value="4.03843027234863E+016">
            <text:p>40384302723486300</text:p>
          </table:table-cell>
          <table:table-cell table:style-name="ce3" table:formula="of:=[.C50]^2+[.D50]^2" office:value-type="float" office:value="5.14748357511642E+033">
            <text:p>51474835751164200000000000000000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6</text:p>
          </table:table-cell>
          <table:table-cell table:style-name="ce1" table:formula="of:=[.C50]^2-[.D50]^2+[.$C$3]" office:value-type="float" office:value="1.88569976219204E+033">
            <text:p>1885699762192040000000000000000000</text:p>
          </table:table-cell>
          <table:table-cell table:style-name="ce1" table:formula="of:=2*[.C50]*[.D50]+[.$D$3]" office:value-type="float" office:value="-4.78964754057771E+033">
            <text:p>-4789647540577710000000000000000000</text:p>
          </table:table-cell>
          <table:table-cell table:style-name="ce3" table:formula="of:=[.C51]^2+[.D51]^2" office:value-type="float" office:value="2.64965871560933E+067">
            <text:p>264965871560933000000000000000000000000000000000000000000000000000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7</text:p>
          </table:table-cell>
          <table:table-cell table:style-name="ce1" table:formula="of:=[.C51]^2-[.D51]^2+[.$C$3]" office:value-type="float" office:value="-1.9384859969831E+067">
            <text:p>-19384859969831000000000000000000000000000000000000000000000000000000</text:p>
          </table:table-cell>
          <table:table-cell table:style-name="ce1" table:formula="of:=2*[.C51]*[.D51]+[.$D$3]" office:value-type="float" office:value="-1.80636744565022E+067">
            <text:p>-18063674456502200000000000000000000000000000000000000000000000000000</text:p>
          </table:table-cell>
          <table:table-cell table:style-name="ce3" table:formula="of:=[.C52]^2+[.D52]^2" office:value-type="float" office:value="7.02069130920448E+134">
            <text:p>7020691309204480000000000000000000000000000000000000000000000000000000000000000000000000000000000000000000000000000000000000000000000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8</text:p>
          </table:table-cell>
          <table:table-cell table:style-name="ce1" table:formula="of:=[.C52]^2-[.D52]^2+[.$C$3]" office:value-type="float" office:value="4.94764611794663E+133">
            <text:p>49476461179466300000000000000000000000000000000000000000000000000000000000000000000000000000000000000000000000000000000000000000000000</text:p>
          </table:table-cell>
          <table:table-cell table:style-name="ce1" table:formula="of:=2*[.C52]*[.D52]+[.$D$3]" office:value-type="float" office:value="7.00323599759818E+134">
            <text:p>700323599759818000000000000000000000000000000000000000000000000000000000000000000000000000000000000000000000000000000000000000000000000</text:p>
          </table:table-cell>
          <table:table-cell table:style-name="ce3" table:formula="of:=[.C53]^2+[.D53]^2" office:value-type="float" office:value="4.92901064591393E+269">
            <text:p>492901064591393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49</text:p>
          </table:table-cell>
          <table:table-cell table:style-name="ce1" table:formula="of:=[.C53]^2-[.D53]^2+[.$C$3]" office:value-type="float" office:value="-4.88005224169706E+269">
            <text:p>-488005224169706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style-name="ce1" table:formula="of:=2*[.C53]*[.D53]+[.$D$3]" office:value-type="float" office:value="6.92990667931614E+268">
            <text:p>692990667931614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style-name="ce3" table:formula="of:=[.C54]^2+[.D54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0</text:p>
          </table:table-cell>
          <table:table-cell table:style-name="ce1" table:formula="of:=[.C54]^2-[.D54]^2+[.$C$3]" office:value-type="float" office:value="0">
            <text:p>#NUM !</text:p>
          </table:table-cell>
          <table:table-cell table:style-name="ce1" table:formula="of:=2*[.C54]*[.D54]+[.$D$3]" office:value-type="float" office:value="0">
            <text:p>#NUM !</text:p>
          </table:table-cell>
          <table:table-cell table:style-name="ce3" table:formula="of:=[.C55]^2+[.D55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1</text:p>
          </table:table-cell>
          <table:table-cell table:style-name="ce1" table:formula="of:=[.C55]^2-[.D55]^2+[.$C$3]" office:value-type="float" office:value="0">
            <text:p>#NUM !</text:p>
          </table:table-cell>
          <table:table-cell table:style-name="ce1" table:formula="of:=2*[.C55]*[.D55]+[.$D$3]" office:value-type="float" office:value="0">
            <text:p>#NUM !</text:p>
          </table:table-cell>
          <table:table-cell table:style-name="ce3" table:formula="of:=[.C56]^2+[.D56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2</text:p>
          </table:table-cell>
          <table:table-cell table:style-name="ce1" table:formula="of:=[.C56]^2-[.D56]^2+[.$C$3]" office:value-type="float" office:value="0">
            <text:p>#NUM !</text:p>
          </table:table-cell>
          <table:table-cell table:style-name="ce1" table:formula="of:=2*[.C56]*[.D56]+[.$D$3]" office:value-type="float" office:value="0">
            <text:p>#NUM !</text:p>
          </table:table-cell>
          <table:table-cell table:style-name="ce3" table:formula="of:=[.C57]^2+[.D57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3</text:p>
          </table:table-cell>
          <table:table-cell table:style-name="ce1" table:formula="of:=[.C57]^2-[.D57]^2+[.$C$3]" office:value-type="float" office:value="0">
            <text:p>#NUM !</text:p>
          </table:table-cell>
          <table:table-cell table:style-name="ce1" table:formula="of:=2*[.C57]*[.D57]+[.$D$3]" office:value-type="float" office:value="0">
            <text:p>#NUM !</text:p>
          </table:table-cell>
          <table:table-cell table:style-name="ce3" table:formula="of:=[.C58]^2+[.D58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4</text:p>
          </table:table-cell>
          <table:table-cell table:style-name="ce1" table:formula="of:=[.C58]^2-[.D58]^2+[.$C$3]" office:value-type="float" office:value="0">
            <text:p>#NUM !</text:p>
          </table:table-cell>
          <table:table-cell table:style-name="ce1" table:formula="of:=2*[.C58]*[.D58]+[.$D$3]" office:value-type="float" office:value="0">
            <text:p>#NUM !</text:p>
          </table:table-cell>
          <table:table-cell table:style-name="ce3" table:formula="of:=[.C59]^2+[.D59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5</text:p>
          </table:table-cell>
          <table:table-cell table:style-name="ce1" table:formula="of:=[.C59]^2-[.D59]^2+[.$C$3]" office:value-type="float" office:value="0">
            <text:p>#NUM !</text:p>
          </table:table-cell>
          <table:table-cell table:style-name="ce1" table:formula="of:=2*[.C59]*[.D59]+[.$D$3]" office:value-type="float" office:value="0">
            <text:p>#NUM !</text:p>
          </table:table-cell>
          <table:table-cell table:style-name="ce3" table:formula="of:=[.C60]^2+[.D60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6</text:p>
          </table:table-cell>
          <table:table-cell table:style-name="ce1" table:formula="of:=[.C60]^2-[.D60]^2+[.$C$3]" office:value-type="float" office:value="0">
            <text:p>#NUM !</text:p>
          </table:table-cell>
          <table:table-cell table:style-name="ce1" table:formula="of:=2*[.C60]*[.D60]+[.$D$3]" office:value-type="float" office:value="0">
            <text:p>#NUM !</text:p>
          </table:table-cell>
          <table:table-cell table:style-name="ce3" table:formula="of:=[.C61]^2+[.D61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7</text:p>
          </table:table-cell>
          <table:table-cell table:style-name="ce1" table:formula="of:=[.C61]^2-[.D61]^2+[.$C$3]" office:value-type="float" office:value="0">
            <text:p>#NUM !</text:p>
          </table:table-cell>
          <table:table-cell table:style-name="ce1" table:formula="of:=2*[.C61]*[.D61]+[.$D$3]" office:value-type="float" office:value="0">
            <text:p>#NUM !</text:p>
          </table:table-cell>
          <table:table-cell table:style-name="ce3" table:formula="of:=[.C62]^2+[.D62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8</text:p>
          </table:table-cell>
          <table:table-cell table:style-name="ce1" table:formula="of:=[.C62]^2-[.D62]^2+[.$C$3]" office:value-type="float" office:value="0">
            <text:p>#NUM !</text:p>
          </table:table-cell>
          <table:table-cell table:style-name="ce1" table:formula="of:=2*[.C62]*[.D62]+[.$D$3]" office:value-type="float" office:value="0">
            <text:p>#NUM !</text:p>
          </table:table-cell>
          <table:table-cell table:style-name="ce3" table:formula="of:=[.C63]^2+[.D63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59</text:p>
          </table:table-cell>
          <table:table-cell table:style-name="ce1" table:formula="of:=[.C63]^2-[.D63]^2+[.$C$3]" office:value-type="float" office:value="0">
            <text:p>#NUM !</text:p>
          </table:table-cell>
          <table:table-cell table:style-name="ce1" table:formula="of:=2*[.C63]*[.D63]+[.$D$3]" office:value-type="float" office:value="0">
            <text:p>#NUM !</text:p>
          </table:table-cell>
          <table:table-cell table:style-name="ce3" table:formula="of:=[.C64]^2+[.D64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0</text:p>
          </table:table-cell>
          <table:table-cell table:style-name="ce1" table:formula="of:=[.C64]^2-[.D64]^2+[.$C$3]" office:value-type="float" office:value="0">
            <text:p>#NUM !</text:p>
          </table:table-cell>
          <table:table-cell table:style-name="ce1" table:formula="of:=2*[.C64]*[.D64]+[.$D$3]" office:value-type="float" office:value="0">
            <text:p>#NUM !</text:p>
          </table:table-cell>
          <table:table-cell table:style-name="ce3" table:formula="of:=[.C65]^2+[.D65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1</text:p>
          </table:table-cell>
          <table:table-cell table:style-name="ce1" table:formula="of:=[.C65]^2-[.D65]^2+[.$C$3]" office:value-type="float" office:value="0">
            <text:p>#NUM !</text:p>
          </table:table-cell>
          <table:table-cell table:style-name="ce1" table:formula="of:=2*[.C65]*[.D65]+[.$D$3]" office:value-type="float" office:value="0">
            <text:p>#NUM !</text:p>
          </table:table-cell>
          <table:table-cell table:style-name="ce3" table:formula="of:=[.C66]^2+[.D66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2</text:p>
          </table:table-cell>
          <table:table-cell table:style-name="ce1" table:formula="of:=[.C66]^2-[.D66]^2+[.$C$3]" office:value-type="float" office:value="0">
            <text:p>#NUM !</text:p>
          </table:table-cell>
          <table:table-cell table:style-name="ce1" table:formula="of:=2*[.C66]*[.D66]+[.$D$3]" office:value-type="float" office:value="0">
            <text:p>#NUM !</text:p>
          </table:table-cell>
          <table:table-cell table:style-name="ce3" table:formula="of:=[.C67]^2+[.D67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3</text:p>
          </table:table-cell>
          <table:table-cell table:style-name="ce1" table:formula="of:=[.C67]^2-[.D67]^2+[.$C$3]" office:value-type="float" office:value="0">
            <text:p>#NUM !</text:p>
          </table:table-cell>
          <table:table-cell table:style-name="ce1" table:formula="of:=2*[.C67]*[.D67]+[.$D$3]" office:value-type="float" office:value="0">
            <text:p>#NUM !</text:p>
          </table:table-cell>
          <table:table-cell table:style-name="ce3" table:formula="of:=[.C68]^2+[.D68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4</text:p>
          </table:table-cell>
          <table:table-cell table:style-name="ce1" table:formula="of:=[.C68]^2-[.D68]^2+[.$C$3]" office:value-type="float" office:value="0">
            <text:p>#NUM !</text:p>
          </table:table-cell>
          <table:table-cell table:style-name="ce1" table:formula="of:=2*[.C68]*[.D68]+[.$D$3]" office:value-type="float" office:value="0">
            <text:p>#NUM !</text:p>
          </table:table-cell>
          <table:table-cell table:style-name="ce3" table:formula="of:=[.C69]^2+[.D69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5</text:p>
          </table:table-cell>
          <table:table-cell table:style-name="ce1" table:formula="of:=[.C69]^2-[.D69]^2+[.$C$3]" office:value-type="float" office:value="0">
            <text:p>#NUM !</text:p>
          </table:table-cell>
          <table:table-cell table:style-name="ce1" table:formula="of:=2*[.C69]*[.D69]+[.$D$3]" office:value-type="float" office:value="0">
            <text:p>#NUM !</text:p>
          </table:table-cell>
          <table:table-cell table:style-name="ce3" table:formula="of:=[.C70]^2+[.D70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6</text:p>
          </table:table-cell>
          <table:table-cell table:style-name="ce1" table:formula="of:=[.C70]^2-[.D70]^2+[.$C$3]" office:value-type="float" office:value="0">
            <text:p>#NUM !</text:p>
          </table:table-cell>
          <table:table-cell table:style-name="ce1" table:formula="of:=2*[.C70]*[.D70]+[.$D$3]" office:value-type="float" office:value="0">
            <text:p>#NUM !</text:p>
          </table:table-cell>
          <table:table-cell table:style-name="ce3" table:formula="of:=[.C71]^2+[.D71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7</text:p>
          </table:table-cell>
          <table:table-cell table:style-name="ce1" table:formula="of:=[.C71]^2-[.D71]^2+[.$C$3]" office:value-type="float" office:value="0">
            <text:p>#NUM !</text:p>
          </table:table-cell>
          <table:table-cell table:style-name="ce1" table:formula="of:=2*[.C71]*[.D71]+[.$D$3]" office:value-type="float" office:value="0">
            <text:p>#NUM !</text:p>
          </table:table-cell>
          <table:table-cell table:style-name="ce3" table:formula="of:=[.C72]^2+[.D72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8</text:p>
          </table:table-cell>
          <table:table-cell table:style-name="ce1" table:formula="of:=[.C72]^2-[.D72]^2+[.$C$3]" office:value-type="float" office:value="0">
            <text:p>#NUM !</text:p>
          </table:table-cell>
          <table:table-cell table:style-name="ce1" table:formula="of:=2*[.C72]*[.D72]+[.$D$3]" office:value-type="float" office:value="0">
            <text:p>#NUM !</text:p>
          </table:table-cell>
          <table:table-cell table:style-name="ce3" table:formula="of:=[.C73]^2+[.D73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69</text:p>
          </table:table-cell>
          <table:table-cell table:style-name="ce1" table:formula="of:=[.C73]^2-[.D73]^2+[.$C$3]" office:value-type="float" office:value="0">
            <text:p>#NUM !</text:p>
          </table:table-cell>
          <table:table-cell table:style-name="ce1" table:formula="of:=2*[.C73]*[.D73]+[.$D$3]" office:value-type="float" office:value="0">
            <text:p>#NUM !</text:p>
          </table:table-cell>
          <table:table-cell table:style-name="ce3" table:formula="of:=[.C74]^2+[.D74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0</text:p>
          </table:table-cell>
          <table:table-cell table:style-name="ce1" table:formula="of:=[.C74]^2-[.D74]^2+[.$C$3]" office:value-type="float" office:value="0">
            <text:p>#NUM !</text:p>
          </table:table-cell>
          <table:table-cell table:style-name="ce1" table:formula="of:=2*[.C74]*[.D74]+[.$D$3]" office:value-type="float" office:value="0">
            <text:p>#NUM !</text:p>
          </table:table-cell>
          <table:table-cell table:style-name="ce3" table:formula="of:=[.C75]^2+[.D75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1</text:p>
          </table:table-cell>
          <table:table-cell table:style-name="ce1" table:formula="of:=[.C75]^2-[.D75]^2+[.$C$3]" office:value-type="float" office:value="0">
            <text:p>#NUM !</text:p>
          </table:table-cell>
          <table:table-cell table:style-name="ce1" table:formula="of:=2*[.C75]*[.D75]+[.$D$3]" office:value-type="float" office:value="0">
            <text:p>#NUM !</text:p>
          </table:table-cell>
          <table:table-cell table:style-name="ce3" table:formula="of:=[.C76]^2+[.D76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2</text:p>
          </table:table-cell>
          <table:table-cell table:style-name="ce1" table:formula="of:=[.C76]^2-[.D76]^2+[.$C$3]" office:value-type="float" office:value="0">
            <text:p>#NUM !</text:p>
          </table:table-cell>
          <table:table-cell table:style-name="ce1" table:formula="of:=2*[.C76]*[.D76]+[.$D$3]" office:value-type="float" office:value="0">
            <text:p>#NUM !</text:p>
          </table:table-cell>
          <table:table-cell table:style-name="ce3" table:formula="of:=[.C77]^2+[.D77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3</text:p>
          </table:table-cell>
          <table:table-cell table:style-name="ce1" table:formula="of:=[.C77]^2-[.D77]^2+[.$C$3]" office:value-type="float" office:value="0">
            <text:p>#NUM !</text:p>
          </table:table-cell>
          <table:table-cell table:style-name="ce1" table:formula="of:=2*[.C77]*[.D77]+[.$D$3]" office:value-type="float" office:value="0">
            <text:p>#NUM !</text:p>
          </table:table-cell>
          <table:table-cell table:style-name="ce3" table:formula="of:=[.C78]^2+[.D78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4</text:p>
          </table:table-cell>
          <table:table-cell table:style-name="ce1" table:formula="of:=[.C78]^2-[.D78]^2+[.$C$3]" office:value-type="float" office:value="0">
            <text:p>#NUM !</text:p>
          </table:table-cell>
          <table:table-cell table:style-name="ce1" table:formula="of:=2*[.C78]*[.D78]+[.$D$3]" office:value-type="float" office:value="0">
            <text:p>#NUM !</text:p>
          </table:table-cell>
          <table:table-cell table:style-name="ce3" table:formula="of:=[.C79]^2+[.D79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5</text:p>
          </table:table-cell>
          <table:table-cell table:style-name="ce1" table:formula="of:=[.C79]^2-[.D79]^2+[.$C$3]" office:value-type="float" office:value="0">
            <text:p>#NUM !</text:p>
          </table:table-cell>
          <table:table-cell table:style-name="ce1" table:formula="of:=2*[.C79]*[.D79]+[.$D$3]" office:value-type="float" office:value="0">
            <text:p>#NUM !</text:p>
          </table:table-cell>
          <table:table-cell table:style-name="ce3" table:formula="of:=[.C80]^2+[.D80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6</text:p>
          </table:table-cell>
          <table:table-cell table:style-name="ce1" table:formula="of:=[.C80]^2-[.D80]^2+[.$C$3]" office:value-type="float" office:value="0">
            <text:p>#NUM !</text:p>
          </table:table-cell>
          <table:table-cell table:style-name="ce1" table:formula="of:=2*[.C80]*[.D80]+[.$D$3]" office:value-type="float" office:value="0">
            <text:p>#NUM !</text:p>
          </table:table-cell>
          <table:table-cell table:style-name="ce3" table:formula="of:=[.C81]^2+[.D81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7</text:p>
          </table:table-cell>
          <table:table-cell table:style-name="ce1" table:formula="of:=[.C81]^2-[.D81]^2+[.$C$3]" office:value-type="float" office:value="0">
            <text:p>#NUM !</text:p>
          </table:table-cell>
          <table:table-cell table:style-name="ce1" table:formula="of:=2*[.C81]*[.D81]+[.$D$3]" office:value-type="float" office:value="0">
            <text:p>#NUM !</text:p>
          </table:table-cell>
          <table:table-cell table:style-name="ce3" table:formula="of:=[.C82]^2+[.D82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8</text:p>
          </table:table-cell>
          <table:table-cell table:style-name="ce1" table:formula="of:=[.C82]^2-[.D82]^2+[.$C$3]" office:value-type="float" office:value="0">
            <text:p>#NUM !</text:p>
          </table:table-cell>
          <table:table-cell table:style-name="ce1" table:formula="of:=2*[.C82]*[.D82]+[.$D$3]" office:value-type="float" office:value="0">
            <text:p>#NUM !</text:p>
          </table:table-cell>
          <table:table-cell table:style-name="ce3" table:formula="of:=[.C83]^2+[.D83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79</text:p>
          </table:table-cell>
          <table:table-cell table:style-name="ce1" table:formula="of:=[.C83]^2-[.D83]^2+[.$C$3]" office:value-type="float" office:value="0">
            <text:p>#NUM !</text:p>
          </table:table-cell>
          <table:table-cell table:style-name="ce1" table:formula="of:=2*[.C83]*[.D83]+[.$D$3]" office:value-type="float" office:value="0">
            <text:p>#NUM !</text:p>
          </table:table-cell>
          <table:table-cell table:style-name="ce3" table:formula="of:=[.C84]^2+[.D84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0</text:p>
          </table:table-cell>
          <table:table-cell table:style-name="ce1" table:formula="of:=[.C84]^2-[.D84]^2+[.$C$3]" office:value-type="float" office:value="0">
            <text:p>#NUM !</text:p>
          </table:table-cell>
          <table:table-cell table:style-name="ce1" table:formula="of:=2*[.C84]*[.D84]+[.$D$3]" office:value-type="float" office:value="0">
            <text:p>#NUM !</text:p>
          </table:table-cell>
          <table:table-cell table:style-name="ce3" table:formula="of:=[.C85]^2+[.D85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1</text:p>
          </table:table-cell>
          <table:table-cell table:style-name="ce1" table:formula="of:=[.C85]^2-[.D85]^2+[.$C$3]" office:value-type="float" office:value="0">
            <text:p>#NUM !</text:p>
          </table:table-cell>
          <table:table-cell table:style-name="ce1" table:formula="of:=2*[.C85]*[.D85]+[.$D$3]" office:value-type="float" office:value="0">
            <text:p>#NUM !</text:p>
          </table:table-cell>
          <table:table-cell table:style-name="ce3" table:formula="of:=[.C86]^2+[.D86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2</text:p>
          </table:table-cell>
          <table:table-cell table:style-name="ce1" table:formula="of:=[.C86]^2-[.D86]^2+[.$C$3]" office:value-type="float" office:value="0">
            <text:p>#NUM !</text:p>
          </table:table-cell>
          <table:table-cell table:style-name="ce1" table:formula="of:=2*[.C86]*[.D86]+[.$D$3]" office:value-type="float" office:value="0">
            <text:p>#NUM !</text:p>
          </table:table-cell>
          <table:table-cell table:style-name="ce3" table:formula="of:=[.C87]^2+[.D87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3</text:p>
          </table:table-cell>
          <table:table-cell table:style-name="ce1" table:formula="of:=[.C87]^2-[.D87]^2+[.$C$3]" office:value-type="float" office:value="0">
            <text:p>#NUM !</text:p>
          </table:table-cell>
          <table:table-cell table:style-name="ce1" table:formula="of:=2*[.C87]*[.D87]+[.$D$3]" office:value-type="float" office:value="0">
            <text:p>#NUM !</text:p>
          </table:table-cell>
          <table:table-cell table:style-name="ce3" table:formula="of:=[.C88]^2+[.D88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4</text:p>
          </table:table-cell>
          <table:table-cell table:style-name="ce1" table:formula="of:=[.C88]^2-[.D88]^2+[.$C$3]" office:value-type="float" office:value="0">
            <text:p>#NUM !</text:p>
          </table:table-cell>
          <table:table-cell table:style-name="ce1" table:formula="of:=2*[.C88]*[.D88]+[.$D$3]" office:value-type="float" office:value="0">
            <text:p>#NUM !</text:p>
          </table:table-cell>
          <table:table-cell table:style-name="ce3" table:formula="of:=[.C89]^2+[.D89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5</text:p>
          </table:table-cell>
          <table:table-cell table:style-name="ce1" table:formula="of:=[.C89]^2-[.D89]^2+[.$C$3]" office:value-type="float" office:value="0">
            <text:p>#NUM !</text:p>
          </table:table-cell>
          <table:table-cell table:style-name="ce1" table:formula="of:=2*[.C89]*[.D89]+[.$D$3]" office:value-type="float" office:value="0">
            <text:p>#NUM !</text:p>
          </table:table-cell>
          <table:table-cell table:style-name="ce3" table:formula="of:=[.C90]^2+[.D90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6</text:p>
          </table:table-cell>
          <table:table-cell table:style-name="ce1" table:formula="of:=[.C90]^2-[.D90]^2+[.$C$3]" office:value-type="float" office:value="0">
            <text:p>#NUM !</text:p>
          </table:table-cell>
          <table:table-cell table:style-name="ce1" table:formula="of:=2*[.C90]*[.D90]+[.$D$3]" office:value-type="float" office:value="0">
            <text:p>#NUM !</text:p>
          </table:table-cell>
          <table:table-cell table:style-name="ce3" table:formula="of:=[.C91]^2+[.D91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7</text:p>
          </table:table-cell>
          <table:table-cell table:style-name="ce1" table:formula="of:=[.C91]^2-[.D91]^2+[.$C$3]" office:value-type="float" office:value="0">
            <text:p>#NUM !</text:p>
          </table:table-cell>
          <table:table-cell table:style-name="ce1" table:formula="of:=2*[.C91]*[.D91]+[.$D$3]" office:value-type="float" office:value="0">
            <text:p>#NUM !</text:p>
          </table:table-cell>
          <table:table-cell table:style-name="ce3" table:formula="of:=[.C92]^2+[.D92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8</text:p>
          </table:table-cell>
          <table:table-cell table:style-name="ce1" table:formula="of:=[.C92]^2-[.D92]^2+[.$C$3]" office:value-type="float" office:value="0">
            <text:p>#NUM !</text:p>
          </table:table-cell>
          <table:table-cell table:style-name="ce1" table:formula="of:=2*[.C92]*[.D92]+[.$D$3]" office:value-type="float" office:value="0">
            <text:p>#NUM !</text:p>
          </table:table-cell>
          <table:table-cell table:style-name="ce3" table:formula="of:=[.C93]^2+[.D93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89</text:p>
          </table:table-cell>
          <table:table-cell table:style-name="ce1" table:formula="of:=[.C93]^2-[.D93]^2+[.$C$3]" office:value-type="float" office:value="0">
            <text:p>#NUM !</text:p>
          </table:table-cell>
          <table:table-cell table:style-name="ce1" table:formula="of:=2*[.C93]*[.D93]+[.$D$3]" office:value-type="float" office:value="0">
            <text:p>#NUM !</text:p>
          </table:table-cell>
          <table:table-cell table:style-name="ce3" table:formula="of:=[.C94]^2+[.D94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0</text:p>
          </table:table-cell>
          <table:table-cell table:style-name="ce1" table:formula="of:=[.C94]^2-[.D94]^2+[.$C$3]" office:value-type="float" office:value="0">
            <text:p>#NUM !</text:p>
          </table:table-cell>
          <table:table-cell table:style-name="ce1" table:formula="of:=2*[.C94]*[.D94]+[.$D$3]" office:value-type="float" office:value="0">
            <text:p>#NUM !</text:p>
          </table:table-cell>
          <table:table-cell table:style-name="ce3" table:formula="of:=[.C95]^2+[.D95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1</text:p>
          </table:table-cell>
          <table:table-cell table:style-name="ce1" table:formula="of:=[.C95]^2-[.D95]^2+[.$C$3]" office:value-type="float" office:value="0">
            <text:p>#NUM !</text:p>
          </table:table-cell>
          <table:table-cell table:style-name="ce1" table:formula="of:=2*[.C95]*[.D95]+[.$D$3]" office:value-type="float" office:value="0">
            <text:p>#NUM !</text:p>
          </table:table-cell>
          <table:table-cell table:style-name="ce3" table:formula="of:=[.C96]^2+[.D96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2</text:p>
          </table:table-cell>
          <table:table-cell table:style-name="ce1" table:formula="of:=[.C96]^2-[.D96]^2+[.$C$3]" office:value-type="float" office:value="0">
            <text:p>#NUM !</text:p>
          </table:table-cell>
          <table:table-cell table:style-name="ce1" table:formula="of:=2*[.C96]*[.D96]+[.$D$3]" office:value-type="float" office:value="0">
            <text:p>#NUM !</text:p>
          </table:table-cell>
          <table:table-cell table:style-name="ce3" table:formula="of:=[.C97]^2+[.D97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3</text:p>
          </table:table-cell>
          <table:table-cell table:style-name="ce1" table:formula="of:=[.C97]^2-[.D97]^2+[.$C$3]" office:value-type="float" office:value="0">
            <text:p>#NUM !</text:p>
          </table:table-cell>
          <table:table-cell table:style-name="ce1" table:formula="of:=2*[.C97]*[.D97]+[.$D$3]" office:value-type="float" office:value="0">
            <text:p>#NUM !</text:p>
          </table:table-cell>
          <table:table-cell table:style-name="ce3" table:formula="of:=[.C98]^2+[.D98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4</text:p>
          </table:table-cell>
          <table:table-cell table:style-name="ce1" table:formula="of:=[.C98]^2-[.D98]^2+[.$C$3]" office:value-type="float" office:value="0">
            <text:p>#NUM !</text:p>
          </table:table-cell>
          <table:table-cell table:style-name="ce1" table:formula="of:=2*[.C98]*[.D98]+[.$D$3]" office:value-type="float" office:value="0">
            <text:p>#NUM !</text:p>
          </table:table-cell>
          <table:table-cell table:style-name="ce3" table:formula="of:=[.C99]^2+[.D99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5</text:p>
          </table:table-cell>
          <table:table-cell table:style-name="ce1" table:formula="of:=[.C99]^2-[.D99]^2+[.$C$3]" office:value-type="float" office:value="0">
            <text:p>#NUM !</text:p>
          </table:table-cell>
          <table:table-cell table:style-name="ce1" table:formula="of:=2*[.C99]*[.D99]+[.$D$3]" office:value-type="float" office:value="0">
            <text:p>#NUM !</text:p>
          </table:table-cell>
          <table:table-cell table:style-name="ce3" table:formula="of:=[.C100]^2+[.D100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6</text:p>
          </table:table-cell>
          <table:table-cell table:style-name="ce1" table:formula="of:=[.C100]^2-[.D100]^2+[.$C$3]" office:value-type="float" office:value="0">
            <text:p>#NUM !</text:p>
          </table:table-cell>
          <table:table-cell table:style-name="ce1" table:formula="of:=2*[.C100]*[.D100]+[.$D$3]" office:value-type="float" office:value="0">
            <text:p>#NUM !</text:p>
          </table:table-cell>
          <table:table-cell table:style-name="ce3" table:formula="of:=[.C101]^2+[.D101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7</text:p>
          </table:table-cell>
          <table:table-cell table:style-name="ce1" table:formula="of:=[.C101]^2-[.D101]^2+[.$C$3]" office:value-type="float" office:value="0">
            <text:p>#NUM !</text:p>
          </table:table-cell>
          <table:table-cell table:style-name="ce1" table:formula="of:=2*[.C101]*[.D101]+[.$D$3]" office:value-type="float" office:value="0">
            <text:p>#NUM !</text:p>
          </table:table-cell>
          <table:table-cell table:style-name="ce3" table:formula="of:=[.C102]^2+[.D102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8</text:p>
          </table:table-cell>
          <table:table-cell table:style-name="ce1" table:formula="of:=[.C102]^2-[.D102]^2+[.$C$3]" office:value-type="float" office:value="0">
            <text:p>#NUM !</text:p>
          </table:table-cell>
          <table:table-cell table:style-name="ce1" table:formula="of:=2*[.C102]*[.D102]+[.$D$3]" office:value-type="float" office:value="0">
            <text:p>#NUM !</text:p>
          </table:table-cell>
          <table:table-cell table:style-name="ce3" table:formula="of:=[.C103]^2+[.D103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99</text:p>
          </table:table-cell>
          <table:table-cell table:style-name="ce1" table:formula="of:=[.C103]^2-[.D103]^2+[.$C$3]" office:value-type="float" office:value="0">
            <text:p>#NUM !</text:p>
          </table:table-cell>
          <table:table-cell table:style-name="ce1" table:formula="of:=2*[.C103]*[.D103]+[.$D$3]" office:value-type="float" office:value="0">
            <text:p>#NUM !</text:p>
          </table:table-cell>
          <table:table-cell table:style-name="ce3" table:formula="of:=[.C104]^2+[.D104]^2" office:value-type="float" office:value="0">
            <text:p>#NUM !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>
            <text:p>Z100</text:p>
          </table:table-cell>
          <table:table-cell table:style-name="ce1" table:formula="of:=[.C104]^2-[.D104]^2+[.$C$3]" office:value-type="float" office:value="0">
            <text:p>#NUM !</text:p>
          </table:table-cell>
          <table:table-cell table:style-name="ce1" table:formula="of:=2*[.C104]*[.D104]+[.$D$3]" office:value-type="float" office:value="0">
            <text:p>#NUM !</text:p>
          </table:table-cell>
          <table:table-cell table:style-name="ce3" table:formula="of:=[.C105]^2+[.D105]^2" office:value-type="float" office:value="0">
            <text:p>#NUM !</text:p>
          </table:table-cell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fr" number:country="CH">
      <number:number number:min-integer-digits="1"/>
    </number:number-style>
    <number:number-style style:name="N8107P0" style:volatile="true" number:language="fr" number:country="CH">
      <number:text>SFr. </number:text>
      <number:number number:decimal-places="0" number:min-integer-digits="1" number:grouping="true"/>
    </number:number-style>
    <number:number-style style:name="N8107" number:language="fr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CH">
      <number:text>SFr. </number:text>
      <number:number number:decimal-places="0" number:min-integer-digits="1" number:grouping="true"/>
    </number:number-style>
    <number:number-style style:name="N8108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fr" number:country="CH">
      <number:text>SFr. </number:text>
      <number:number number:decimal-places="2" number:min-integer-digits="1" number:grouping="true"/>
    </number:number-style>
    <number:number-style style:name="N8110" number:language="fr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fr" number:country="CH">
      <number:text>SFr. </number:text>
      <number:number number:decimal-places="2" number:min-integer-digits="1" number:grouping="true"/>
    </number:number-style>
    <number:number-style style:name="N8111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13" number:language="fr" number:country="CH">
      <number:month number:textual="true"/>
      <number:text>.</number:text>
      <number:year/>
    </number:date-style>
    <number:time-style style:name="N8114" number:language="fr" number:country="CH">
      <number:hours/>
      <number:text>:</number:text>
      <number:minutes number:style="long"/>
      <number:text> </number:text>
      <number:am-pm/>
    </number:time-style>
    <number:time-style style:name="N8115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fr" number:country="CH">
      <number:number number:decimal-places="0" number:min-integer-digits="1" number:grouping="true"/>
    </number:number-style>
    <number:number-style style:name="N8117" number:language="fr" number:country="CH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fr" number:country="CH">
      <number:number number:decimal-places="0" number:min-integer-digits="1" number:grouping="true"/>
    </number:number-style>
    <number:number-style style:name="N8118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fr" number:country="CH">
      <number:number number:decimal-places="2" number:min-integer-digits="1" number:grouping="true"/>
    </number:number-style>
    <number:number-style style:name="N8119" number:language="fr" number:country="CH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fr" number:country="CH">
      <number:number number:decimal-places="2" number:min-integer-digits="1" number:grouping="true"/>
    </number:number-style>
    <number:number-style style:name="N8120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fr" number:country="CH">
      <number:number number:decimal-places="0" number:min-integer-digits="1" number:grouping="true"/>
      <number:text> </number:text>
    </number:number-style>
    <number:number-style style:name="N8124P1" style:volatile="true" number:language="fr" number:country="CH">
      <number:text> -</number:text>
      <number:number number:decimal-places="0" number:min-integer-digits="1" number:grouping="true"/>
      <number:text> </number:text>
    </number:number-style>
    <number:number-style style:name="N8124P2" style:volatile="true" number:language="fr" number:country="CH">
      <number:text> - </number:text>
    </number:number-style>
    <number:text-style style:name="N8124" number:language="fr" number:country="CH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fr" number:country="CH">
      <number:text> SFr. </number:text>
      <number:number number:decimal-places="0" number:min-integer-digits="1" number:grouping="true"/>
      <number:text> </number:text>
    </number:number-style>
    <number:number-style style:name="N8128P1" style:volatile="true" number:language="fr" number:country="CH">
      <number:text> SFr. -</number:text>
      <number:number number:decimal-places="0" number:min-integer-digits="1" number:grouping="true"/>
      <number:text> </number:text>
    </number:number-style>
    <number:number-style style:name="N8128P2" style:volatile="true" number:language="fr" number:country="CH">
      <number:text> SFr. - </number:text>
    </number:number-style>
    <number:text-style style:name="N8128" number:language="fr" number:country="CH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fr" number:country="CH">
      <number:number number:decimal-places="2" number:min-integer-digits="1" number:grouping="true"/>
      <number:text> </number:text>
    </number:number-style>
    <number:number-style style:name="N8132P1" style:volatile="true" number:language="fr" number:country="CH">
      <number:text> -</number:text>
      <number:number number:decimal-places="2" number:min-integer-digits="1" number:grouping="true"/>
      <number:text> </number:text>
    </number:number-style>
    <number:number-style style:name="N8132P2" style:volatile="true" number:language="fr" number:country="CH">
      <number:text> -</number:text>
      <number:number number:decimal-places="0" number:min-integer-digits="0"/>
      <number:text> </number:text>
    </number:number-style>
    <number:text-style style:name="N8132" number:language="fr" number:country="CH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fr" number:country="CH">
      <number:text> SFr. </number:text>
      <number:number number:decimal-places="2" number:min-integer-digits="1" number:grouping="true"/>
      <number:text> </number:text>
    </number:number-style>
    <number:number-style style:name="N8136P1" style:volatile="true" number:language="fr" number:country="CH">
      <number:text> SFr. -</number:text>
      <number:number number:decimal-places="2" number:min-integer-digits="1" number:grouping="true"/>
      <number:text> </number:text>
    </number:number-style>
    <number:number-style style:name="N8136P2" style:volatile="true" number:language="fr" number:country="CH">
      <number:text> SFr. -</number:text>
      <number:number number:decimal-places="0" number:min-integer-digits="0"/>
      <number:text> </number:text>
    </number:number-style>
    <number:text-style style:name="N8136" number:language="fr" number:country="CH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fr" number:country="CH">
      <number:minutes number:style="long"/>
      <number:text>:</number:text>
      <number:seconds number:style="long"/>
    </number:time-style>
    <number:time-style style:name="N8138" number:language="fr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fr" number:country="CH">
      <number:minutes number:style="long"/>
      <number:text>:</number:text>
      <number:seconds number:style="long" number:decimal-places="1"/>
    </number:time-style>
    <number:number-style style:name="N8140" number:language="fr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ffc7ce"/>
    </style:style>
    <style:style style:name="ConditionalStyle_5f_2" style:display-name="ConditionalStyle_2" style:family="table-cell" style:parent-style-name="Default">
      <style:table-cell-properties fo:background-color="#ffc7ce"/>
    </style:style>
    <style:style style:name="ConditionalStyle_5f_1" style:display-name="ConditionalStyle_1" style:family="table-cell" style:parent-style-name="Default">
      <style:table-cell-properties fo:background-color="#ffc7c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7.04.2018</text:date>, <text:time>13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4-07T13:38:27.75</dc:date>
    <meta:editing-duration>PT2H59M54S</meta:editing-duration>
    <meta:editing-cycles>1</meta:editing-cycles>
    <meta:document-statistic meta:table-count="1" meta:cell-count="413" meta:object-count="0"/>
  </office:meta>
</office:document-meta>
</file>